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5f60" officeooo:paragraph-rsid="000e5f60"/>
    </style:style>
    <style:style style:name="P2" style:family="paragraph" style:parent-style-name="Standard" style:list-style-name="L1">
      <style:text-properties officeooo:rsid="000e5f60" officeooo:paragraph-rsid="000e5f60"/>
    </style:style>
    <style:style style:name="P3" style:family="paragraph" style:parent-style-name="Standard" style:list-style-name="L1">
      <style:text-properties officeooo:rsid="000e90a9" officeooo:paragraph-rsid="000e90a9"/>
    </style:style>
    <style:style style:name="P4" style:family="paragraph" style:parent-style-name="Standard" style:list-style-name="L2">
      <style:text-properties officeooo:rsid="000f40b1" officeooo:paragraph-rsid="000f40b1"/>
    </style:style>
    <style:style style:name="P5" style:family="paragraph" style:parent-style-name="Standard">
      <style:text-properties officeooo:rsid="000f40b1" officeooo:paragraph-rsid="000f40b1"/>
    </style:style>
    <style:style style:name="P6" style:family="paragraph" style:parent-style-name="Standard" style:list-style-name="L3">
      <style:text-properties officeooo:rsid="000f40b1" officeooo:paragraph-rsid="000f40b1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e90a9"/>
    </style:style>
    <style:style style:name="T4" style:family="text">
      <style:text-properties officeooo:rsid="000f40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3<text:span text:style-name="T1">th</text:span> May 2020.</text:p>
      <text:p text:style-name="P1"/>
      <text:list xml:id="list1939619576" text:style-name="L1">
        <text:list-item>
          <text:p text:style-name="P2">Student profile Ranks on PDF page(52)</text:p>
        </text:list-item>
        <text:list-item>
          <text:p text:style-name="P2">Teacher profile Ranks on PDF page(25)</text:p>
        </text:list-item>
        <text:list-item>
          <text:p text:style-name="P2"><text:span text:style-name="T3">Update </text:span>Profile page (user can only update [first name, last name, phone number, avatar])</text:p>
        </text:list-item>
        <text:list-item>
          <text:p text:style-name="P2">Update Quiz Table to contain field (quiz launch time)</text:p>
        </text:list-item>
        <text:list-item>
          <text:p text:style-name="P2">Student Quiz page on PDF page(53) <text:span text:style-name="T3">not include a function to redirect student to quiz page</text:span></text:p>
        </text:list-item>
        <text:list-item>
          <text:p text:style-name="P3">Tested Profile and Update Profile with Kerolos</text:p>
        </text:list-item>
        <text:list-item>
          <text:p text:style-name="P3">API :</text:p>
        </text:list-item>
      </text:list>
      <text:list xml:id="list1099230657" text:style-name="L2">
        <text:list-item>
          <text:p text:style-name="P4">domain/profile &gt;&gt; work with two methods </text:p>
          <text:list>
            <text:list-item>
              <text:p text:style-name="P4">“GET” to get user data and show it on his profile</text:p>
            </text:list-item>
            <text:list-item>
              <text:p text:style-name="P4">“PUT” to update user data (F_name, L_name, avatar, P_number)</text:p>
            </text:list-item>
          </text:list>
        </text:list-item>
      </text:list>
      <text:list xml:id="list917549188" text:style-name="L3">
        <text:list-item>
          <text:p text:style-name="P6">domain/quiz/student &gt;&gt; method “GET” </text:p>
        </text:list-item>
      </text:list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3:23:37.355933560</meta:creation-date>
    <dc:date>2020-05-13T14:30:59.877209425</dc:date>
    <meta:editing-duration>PT7M2S</meta:editing-duration>
    <meta:editing-cycles>1</meta:editing-cycles>
    <meta:document-statistic meta:table-count="0" meta:image-count="0" meta:object-count="0" meta:page-count="1" meta:paragraph-count="12" meta:word-count="104" meta:character-count="565" meta:non-whitespace-character-count="482"/>
    <meta:generator>LibreOffice/6.0.7.3$Linux_X86_64 LibreOffice_project/00m0$Build-3</meta:generator>
  </office:meta>
</office:document-meta>
</file>